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6.15pt"/>
    </style:style>
    <style:style style:name="co2" style:family="table-column">
      <style:table-column-properties fo:break-before="auto" style:column-width="489.86pt"/>
    </style:style>
    <style:style style:name="co3" style:family="table-column">
      <style:table-column-properties fo:break-before="auto" style:column-width="173.6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43.85pt"/>
    </style:style>
    <style:style style:name="co6" style:family="table-column">
      <style:table-column-properties fo:break-before="auto" style:column-width="446.06pt"/>
    </style:style>
    <style:style style:name="co7" style:family="table-column">
      <style:table-column-properties fo:break-before="auto" style:column-width="226.54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289.9pt"/>
    </style:style>
    <style:style style:name="co10" style:family="table-column">
      <style:table-column-properties fo:break-before="auto" style:column-width="82.46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5pt" fo:break-before="auto" style:use-optimal-row-height="false"/>
    </style:style>
    <style:style style:name="ro4" style:family="table-row">
      <style:table-row-properties style:row-height="270pt" fo:break-before="auto" style:use-optimal-row-height="false"/>
    </style:style>
    <style:style style:name="ro5" style:family="table-row">
      <style:table-row-properties style:row-height="36pt" fo:break-before="auto" style:use-optimal-row-height="false"/>
    </style:style>
    <style:style style:name="ro6" style:family="table-row">
      <style:table-row-properties style:row-height="161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dfex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7" table:default-cell-style-name="ce1"/>
        <table:table-row table:style-name="ro1">
          <table:table-cell office:value-type="string" calcext:value-type="string">
            <text:p>Index (0 – indexed)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Sentiment Score</text:p>
          </table:table-cell>
          <table:table-cell office:value-type="string" calcext:value-type="string">
            <text:p>Support Factor:</text:p>
          </table:table-cell>
          <table:table-cell office:value-type="string" calcext:value-type="string">
            <text:p>Justification:</text:p>
          </table:table-cell>
          <table:table-cell office:value-type="string" calcext:value-type="string">
            <text:p>Notes:</text:p>
          </table:table-cell>
          <table:table-cell table:number-columns-repeated="1017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RUZ AT EL PASO MAGA RALLY: Sen. Ted Cruz (R-TX) Speaks Ahead of President Trump (FNN)</text:p>
          </table:table-cell>
          <table:table-cell office:value-type="float" office:value="-0.16455" calcext:value-type="float">
            <text:p>-0.16455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nator Ted Cruz gives victory speech in Texas</text:p>
          </table:table-cell>
          <table:table-cell office:value-type="float" office:value="0.4591" calcext:value-type="float">
            <text:p>0.4591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d Cruz And Beto O'Rourke Face Off In First Debate | NBC News</text:p>
          </table:table-cell>
          <table:table-cell office:value-type="float" office:value="0.3544" calcext:value-type="float">
            <text:p>0.3544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d Cruz and Beto O’Rourke square off in final debate before midterm election</text:p>
          </table:table-cell>
          <table:table-cell office:value-type="float" office:value="0.3111" calcext:value-type="float">
            <text:p>0.311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d Cruz Thinks He's Going To Beat Beto O'Rourke (HBO)</text:p>
          </table:table-cell>
          <table:table-cell office:value-type="float" office:value="0.4953" calcext:value-type="float">
            <text:p>0.4953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VYING FOR RE-ELECTION: Sen. Ted Cruz (R-TX) at #MAGArally in Houston (FNN)</text:p>
          </table:table-cell>
          <table:table-cell office:value-type="float" office:value="-0.1366" calcext:value-type="float">
            <text:p>-0.1366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ed Cruz wins, clinches Senate for Republicans</text:p>
          </table:table-cell>
          <table:table-cell office:value-type="float" office:value="0.2346" calcext:value-type="float">
            <text:p>0.2346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nator Ted Cruz, Beto O'Rourke Trade Barbs In Senate Debate | NBC News</text:p>
          </table:table-cell>
          <table:table-cell office:value-type="float" office:value="0.35885" calcext:value-type="float">
            <text:p>0.35885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lorado senator castigates Ted Cruz's 'crocodile tears'</text:p>
          </table:table-cell>
          <table:table-cell office:value-type="float" office:value="-0.5023" calcext:value-type="float">
            <text:p>-0.5023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clusive: Ted Cruz on fight to hold off Beto O'Rourke</text:p>
          </table:table-cell>
          <table:table-cell office:value-type="float" office:value="0.3363" calcext:value-type="float">
            <text:p>0.3363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Ted Cruz vs. Beto O'Rourke: Texas Senate candidates clash in debat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"TED CRUZ" — A Bad Lip Reading</text:p>
          </table:table-cell>
          <table:table-cell office:value-type="float" office:value="-0.03425" calcext:value-type="float">
            <text:p>-0.03425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Watch President Donald Trump And Ted Cruz Move From Bitter Rivals To BFF's | NBC News</text:p>
          </table:table-cell>
          <table:table-cell office:value-type="float" office:value="-0.0156" calcext:value-type="float">
            <text:p>-0.0156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to O'Rourke Lays Into Ted Cruz During Texas Debate As He Tries To Gain Momentum In Polls | TIME</text:p>
          </table:table-cell>
          <table:table-cell office:value-type="float" office:value="0.75525" calcext:value-type="float">
            <text:p>0.75525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Ted Cruz wins tough election against Beto O'Rourke for Texas Senate seat</text:p>
          </table:table-cell>
          <table:table-cell office:value-type="float" office:value="0.60395" calcext:value-type="float">
            <text:p>0.60395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TED CRUZ: "The Left Has Lost It. They Are The Destroy President Trump Party"</text:p>
          </table:table-cell>
          <table:table-cell office:value-type="float" office:value="-0.23835" calcext:value-type="float">
            <text:p>-0.23835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Ted Cruz's entire Republican National Convention speech</text:p>
          </table:table-cell>
          <table:table-cell office:value-type="float" office:value="-0.11315" calcext:value-type="float">
            <text:p>-0.11315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Ted Cruz And Beto O’Rourke Clash In First Debate For Texas Senate Seat | NBC Nightly News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esident Donald Trump Praises Ted Cruz, Calls Beto O'Rourke 'Stone Cold Phony' At Rally | NBC News</text:p>
          </table:table-cell>
          <table:table-cell office:value-type="float" office:value="0.71825" calcext:value-type="float">
            <text:p>0.71825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ed Cruz's full reelection victory speech</text:p>
          </table:table-cell>
          <table:table-cell office:value-type="float" office:value="-0.23835" calcext:value-type="float">
            <text:p>-0.23835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Sen. Ted Cruz gives victory speech after defeating Beto O'Rourke</text:p>
          </table:table-cell>
          <table:table-cell office:value-type="float" office:value="0.2521" calcext:value-type="float">
            <text:p>0.2521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Cruz: Committee treated Ford with respect, but Democrats aren't respecting Kavanaugh</text:p>
          </table:table-cell>
          <table:table-cell office:value-type="float" office:value="-0.00885" calcext:value-type="float">
            <text:p>-0.00885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President Donald Trump Campaigns For Ted Cruz At Texas Rally | NBC News</text:p>
          </table:table-cell>
          <table:table-cell office:value-type="float" office:value="0.461" calcext:value-type="float">
            <text:p>0.461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Ted Cruz on Beto O'Rourke voters: "They'll crawl over broken glass to show up"</text:p>
          </table:table-cell>
          <table:table-cell office:value-type="float" office:value="0.2599" calcext:value-type="float">
            <text:p>0.2599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Ted Cruz confronts Trump supporters</text:p>
          </table:table-cell>
          <table:table-cell office:value-type="float" office:value="0.125" calcext:value-type="float">
            <text:p>0.125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Can Beto O’Rourke really beat Ted Cruz in Texas?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en. Cruz and Rep. O'Rourke spar in 2nd Texas Senate debat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In New Ad, Ted Cruz Burned For His White Castle Love | Morning Joe | MSNBC</text:p>
          </table:table-cell>
          <table:table-cell office:value-type="float" office:value="0.76955" calcext:value-type="float">
            <text:p>0.76955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Trump campaigns for Ted Cruz in Houston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Ted Cruz Highlights: Dr. Seuss's Green Eggs and Ham</text:p>
          </table:table-cell>
          <table:table-cell office:value-type="float" office:value="0.4474" calcext:value-type="float">
            <text:p>0.4474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n Beto O'Rourke upset Senator Ted Cruz in Texas?</text:p>
          </table:table-cell>
          <table:table-cell office:value-type="float" office:value="0.2974" calcext:value-type="float">
            <text:p>0.2974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enator slams Ted Cruz’s ‘crocodile tears’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en. Ted Cruz grills Mark Zuckerberg on political bias</text:p>
          </table:table-cell>
          <table:table-cell office:value-type="float" office:value="0.3965" calcext:value-type="float">
            <text:p>0.3965</text:p>
          </table:table-cell>
          <table:table-cell table:number-columns-repeated="1020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Watch 16 Beto O’Rourke And Ted Cruz Supporters Debate Each Other (HBO)</text:p>
          </table:table-cell>
          <table:table-cell office:value-type="float" office:value="0.71645" calcext:value-type="float">
            <text:p>0.71645</text:p>
          </table:table-cell>
          <table:table-cell table:number-columns-repeated="102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eto O’Rourke, Ted Cruz on their Texas Senate race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Extended Interview: Ted Cruz &amp; Lester Holt | NBC Nightly News</text:p>
          </table:table-cell>
          <table:table-cell office:value-type="float" office:value="0.3544" calcext:value-type="float">
            <text:p>0.3544</text:p>
          </table:table-cell>
          <table:table-cell table:number-columns-repeated="1020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ould Democrat Beto O’Rourke Defeat Ted Cruz in Texas? | NYT News</text:p>
          </table:table-cell>
          <table:table-cell office:value-type="float" office:value="-0.24875" calcext:value-type="float">
            <text:p>-0.24875</text:p>
          </table:table-cell>
          <table:table-cell table:number-columns-repeated="1020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Michael Bennet Slams Ted Cruz’s ‘Crocodile Tears’ In Fiery Speech On Shutdown | NBC News</text:p>
          </table:table-cell>
          <table:table-cell office:value-type="float" office:value="-0.107" calcext:value-type="float">
            <text:p>-0.107</text:p>
          </table:table-cell>
          <table:table-cell table:number-columns-repeated="102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Ted Cruz on securing the southern border</text:p>
          </table:table-cell>
          <table:table-cell office:value-type="float" office:value="0.6356" calcext:value-type="float">
            <text:p>0.6356</text:p>
          </table:table-cell>
          <table:table-cell table:number-columns-repeated="1020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hris Christie: Ted Cruz <text:s/>was 'awful, selfish'</text:p>
          </table:table-cell>
          <table:table-cell office:value-type="float" office:value="-0.5017" calcext:value-type="float">
            <text:p>-0.5017</text:p>
          </table:table-cell>
          <table:table-cell table:number-columns-repeated="1020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FULL MAGA RALLY: Pres. Trump Campaigns for Ted Cruz in Houston, Texas (FNN)</text:p>
          </table:table-cell>
          <table:table-cell office:value-type="float" office:value="-0.1366" calcext:value-type="float">
            <text:p>-0.1366</text:p>
          </table:table-cell>
          <table:table-cell table:number-columns-repeated="102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Trump to Cruz: 'You are the single biggest liar'</text:p>
          </table:table-cell>
          <table:table-cell office:value-type="float" office:value="-0.6378" calcext:value-type="float">
            <text:p>-0.6378</text:p>
          </table:table-cell>
          <table:table-cell table:number-columns-repeated="1020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Trump heads to Texas to help one-time nemesis Sen. Ted Cruz</text:p>
          </table:table-cell>
          <table:table-cell office:value-type="float" office:value="0.20095" calcext:value-type="float">
            <text:p>0.20095</text:p>
          </table:table-cell>
          <table:table-cell table:number-columns-repeated="1020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Watch Sen. Ted Cruz's full speech at the 2016 Republican National Convention</text:p>
          </table:table-cell>
          <table:table-cell office:value-type="float" office:value="-0.12055" calcext:value-type="float">
            <text:p>-0.12055</text:p>
          </table:table-cell>
          <table:table-cell table:number-columns-repeated="1020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How Ted Cruz, Beto O'Rourke are battling it out in heated Texas Senate race</text:p>
          </table:table-cell>
          <table:table-cell office:value-type="float" office:value="0.2854" calcext:value-type="float">
            <text:p>0.2854</text:p>
          </table:table-cell>
          <table:table-cell table:number-columns-repeated="1020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Ted Cruz tries to fight off Beto O'Rourke days before election</text:p>
          </table:table-cell>
          <table:table-cell office:value-type="float" office:value="0.2932" calcext:value-type="float">
            <text:p>0.2932</text:p>
          </table:table-cell>
          <table:table-cell table:number-columns-repeated="1020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ed Cruz and Beto O'Rourke face off in tight Texas race</text:p>
          </table:table-cell>
          <table:table-cell office:value-type="float" office:value="0.49605" calcext:value-type="float">
            <text:p>0.49605</text:p>
          </table:table-cell>
          <table:table-cell table:number-columns-repeated="102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Ted Cruz: "My music tastes changed on 9/11"</text:p>
          </table:table-cell>
          <table:table-cell office:value-type="float" office:value="0.21075" calcext:value-type="float">
            <text:p>0.21075</text:p>
          </table:table-cell>
          <table:table-cell table:number-columns-repeated="1020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Ted Cruz Wins Fight For Political Survival Over Beto O'Rourke | TIME</text:p>
          </table:table-cell>
          <table:table-cell office:value-type="float" office:value="0.62525" calcext:value-type="float">
            <text:p>0.62525</text:p>
          </table:table-cell>
          <table:table-cell table:number-columns-repeated="1020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Senator Ted Cruz Blames Maxine Waters, Cory Booker For Political Divide | MTP Daily | MSNBC</text:p>
          </table:table-cell>
          <table:table-cell office:value-type="float" office:value="0.092" calcext:value-type="float">
            <text:p>0.092</text:p>
          </table:table-cell>
          <table:table-cell table:number-columns-repeated="1020"/>
        </table:table-row>
        <table:table-row table:style-name="ro2" table:number-rows-repeated="104852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ethology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ntiment</text:p>
          </table:table-cell>
          <table:table-cell office:value-type="string" calcext:value-type="string">
            <text:p>Support Factor</text:p>
          </table:table-cell>
          <table:table-cell office:value-type="string" calcext:value-type="string">
            <text:p>Relevance</text:p>
          </table:table-cell>
        </table:table-row>
        <table:table-row table:style-name="ro2">
          <table:table-cell office:value-type="string" calcext:value-type="string">
            <text:p>Valuetype: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Signed int</text:p>
          </table:table-cell>
          <table:table-cell office:value-type="string" calcext:value-type="string">
            <text:p>float</text:p>
          </table:table-cell>
        </table:table-row>
        <table:table-row table:style-name="ro2">
          <table:table-cell office:value-type="string" calcext:value-type="string">
            <text:p>All values:</text:p>
          </table:table-cell>
          <table:table-cell office:value-type="string" calcext:value-type="string">
            <text:p>“News”, “Political”, “Humor”, “Irrelevant”</text:p>
          </table:table-cell>
          <table:table-cell office:value-type="string" calcext:value-type="string">
            <text:p>[-1, 1]</text:p>
          </table:table-cell>
          <table:table-cell office:value-type="string" calcext:value-type="string">
            <text:p><text:span text:style-name="T2">{-10 &lt;= x &lt;= 10 : x </text:span><text:span text:style-name="T3">ϵ </text:span>N}</text:p>
          </table:table-cell>
          <table:table-cell office:value-type="string" calcext:value-type="string">
            <text:p>0, .25, .5, .75, 1</text:p>
          </table:table-cell>
        </table:table-row>
        <table:table-row table:style-name="ro2">
          <table:table-cell office:value-type="string" calcext:value-type="string">
            <text:p>Shorthand:</text:p>
          </table:table-cell>
          <table:table-cell office:value-type="string" calcext:value-type="string">
            <text:p>N, P, H, N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ce2"/>
        </table:table-row>
        <table:table-row table:style-name="ro2" table:number-rows-repeated="4">
          <table:table-cell table:number-columns-repeated="5"/>
        </table:table-row>
        <table:table-row table:style-name="ro3">
          <table:table-cell table:number-columns-repeated="5"/>
        </table:table-row>
        <table:table-row table:style-name="ro4">
          <table:table-cell/>
          <table:table-cell office:value-type="string" calcext:value-type="string">
            <text:p><text:span text:style-name="T1">Relevance:</text:span></text:p>
            <text:p/>
            <text:p><text:span text:style-name="T1">The Relevance column designates a value between 0 and 1 for the relevance of the video to the specific member of Congress.</text:span></text:p>
            <text:p><text:span text:style-name="T1">1: Video is completely or almost-completely about and focused on said member (may be in conjunction with another member/person/organization).</text:span></text:p>
            <text:p><text:span text:style-name="T1">.75: Video focuses on said member, but may pivot towards another person/organiation/theme.</text:span></text:p>
            <text:p><text:span text:style-name="T1">.5: Video is relevant to said member, but is overshadowed by a different person/organization/theme. </text:span></text:p>
            <text:p><text:span text:style-name="T1">.25: Video at most contains images/brief mentions of said member.</text:span></text:p>
            <text:p><text:span text:style-name="T1">0: Said member is not mentioned.</text:span></text:p>
            <text:p/>
            <text:p><text:span text:style-name="T1">Examples:</text:span>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5">
          <table:table-cell table:number-columns-repeated="5"/>
        </table:table-row>
        <table:table-row table:style-name="ro6">
          <table:table-cell/>
          <table:table-cell office:value-type="string" calcext:value-type="string">
            <text:p>SUPPORT FACTOR:</text:p>
            <text:p>The most "subjective" part of this experiment.</text:p>
            <text:p/>
            <text:p>The objective is to establish a standard for determining whether said video is SUPPORTIVE or UNSUPPORTIVE to said candidate.</text:p>
            <text:p/>
            <text:p>Considering the audience as 7 distinct subgroups: Strongly support, support, weak support, neutral, weak oppose, oppose, strongly oppose.</text:p>
            <text:p/>
            <text:p/>
            <text:p>The videos will be subjectively weighted by considering all these subgroups. Although type is considered in this analysis, scoring Will NOT be influenced by type.</text:p>
            <text:p>For example, a headline "Candidate X suggests American voters are stupid""" is categorized as News, but will certainly carry a negative support factor weighted by content and description.</text:p>
            <text:p/>
            <text:p/>
            <text:p>Here are some normalizing data: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4">00/00/0000</text:date>, <text:time style:data-style-name="N2" text:time-value="16:50:44.992707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4-04T16:50:53.387170415</dc:date>
    <meta:editing-duration>PT20M7S</meta:editing-duration>
    <meta:editing-cycles>12</meta:editing-cycles>
    <meta:document-statistic meta:table-count="2" meta:cell-count="174" meta:object-count="0"/>
  </office:meta>
</office:document-meta>
</file>